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3" style:family="paragraph" style:parent-style-name="Standard">
      <style:text-properties officeooo:paragraph-rsid="0018071f"/>
    </style:style>
    <style:style style:name="P4" style:family="paragraph" style:parent-style-name="Standard">
      <style:text-properties officeooo:rsid="001bfcd1" officeooo:paragraph-rsid="001bfcd1"/>
    </style:style>
    <style:style style:name="P5" style:family="paragraph" style:parent-style-name="Standard">
      <style:text-properties officeooo:rsid="001bfcd1" officeooo:paragraph-rsid="00204d4c"/>
    </style:style>
    <style:style style:name="P6" style:family="paragraph" style:parent-style-name="Standard">
      <style:text-properties officeooo:rsid="00204d4c" officeooo:paragraph-rsid="00204d4c"/>
    </style:style>
    <style:style style:name="P7" style:family="paragraph" style:parent-style-name="Standard">
      <style:text-properties officeooo:rsid="0021ecdc" officeooo:paragraph-rsid="0021ecdc"/>
    </style:style>
    <style:style style:name="P8" style:family="paragraph" style:parent-style-name="Standard">
      <style:text-properties officeooo:rsid="0021ecdc" officeooo:paragraph-rsid="0031f510"/>
    </style:style>
    <style:style style:name="P9" style:family="paragraph" style:parent-style-name="Standard">
      <style:text-properties officeooo:rsid="00282a40" officeooo:paragraph-rsid="00282a40"/>
    </style:style>
    <style:style style:name="P10" style:family="paragraph" style:parent-style-name="Standard">
      <style:text-properties officeooo:rsid="00282a40" officeooo:paragraph-rsid="002efdbd"/>
    </style:style>
    <style:style style:name="P11" style:family="paragraph" style:parent-style-name="Standard">
      <style:text-properties officeooo:rsid="002b5aa4" officeooo:paragraph-rsid="002b5aa4"/>
    </style:style>
    <style:style style:name="P12" style:family="paragraph" style:parent-style-name="Standard">
      <style:text-properties officeooo:rsid="002b5aa4" officeooo:paragraph-rsid="0021ecdc"/>
    </style:style>
    <style:style style:name="P13" style:family="paragraph" style:parent-style-name="Standard">
      <style:text-properties officeooo:rsid="002b5aa4" officeooo:paragraph-rsid="0031f510"/>
    </style:style>
    <style:style style:name="P14" style:family="paragraph" style:parent-style-name="Standard">
      <style:text-properties officeooo:rsid="002efdbd" officeooo:paragraph-rsid="002efdbd"/>
    </style:style>
    <style:style style:name="P15" style:family="paragraph" style:parent-style-name="Standard">
      <style:text-properties officeooo:rsid="002efdbd" officeooo:paragraph-rsid="00353e4a"/>
    </style:style>
    <style:style style:name="P16" style:family="paragraph" style:parent-style-name="Standard">
      <style:text-properties officeooo:rsid="0030d1c2" officeooo:paragraph-rsid="0030d1c2"/>
    </style:style>
    <style:style style:name="P17" style:family="paragraph" style:parent-style-name="Standard">
      <style:text-properties officeooo:rsid="0030d1c2" officeooo:paragraph-rsid="00353e4a"/>
    </style:style>
    <style:style style:name="P18" style:family="paragraph" style:parent-style-name="Standard">
      <style:text-properties officeooo:rsid="00337061" officeooo:paragraph-rsid="00337061"/>
    </style:style>
    <style:style style:name="P19" style:family="paragraph" style:parent-style-name="Standard">
      <style:text-properties officeooo:rsid="00353e4a" officeooo:paragraph-rsid="00353e4a"/>
    </style:style>
    <style:style style:name="P20" style:family="paragraph" style:parent-style-name="Standard">
      <style:text-properties officeooo:rsid="00390ef8" officeooo:paragraph-rsid="00390ef8"/>
    </style:style>
    <style:style style:name="P21" style:family="paragraph" style:parent-style-name="Standard">
      <style:text-properties officeooo:rsid="003e1416" officeooo:paragraph-rsid="003e1416"/>
    </style:style>
    <style:style style:name="P22" style:family="paragraph" style:parent-style-name="Standard">
      <style:text-properties officeooo:rsid="003f0a79" officeooo:paragraph-rsid="003e1416"/>
    </style:style>
    <style:style style:name="P23" style:family="paragraph" style:parent-style-name="Standard">
      <style:text-properties officeooo:rsid="0041997d" officeooo:paragraph-rsid="0041997d"/>
    </style:style>
    <style:style style:name="P24" style:family="paragraph" style:parent-style-name="Standard">
      <style:text-properties officeooo:rsid="0044e8ee" officeooo:paragraph-rsid="0044e8ee"/>
    </style:style>
    <style:style style:name="P25" style:family="paragraph" style:parent-style-name="Table_20_Contents">
      <style:text-properties officeooo:rsid="002d3713" officeooo:paragraph-rsid="0031f510"/>
    </style:style>
    <style:style style:name="P26" style:family="paragraph" style:parent-style-name="Table_20_Contents">
      <style:text-properties officeooo:rsid="002efdbd" officeooo:paragraph-rsid="0031f510"/>
    </style:style>
    <style:style style:name="P2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rsid="0018071f" officeooo:paragraph-rsid="0018071f" style:font-size-asian="12pt"/>
    </style:style>
    <style:style style:name="P28" style:family="paragraph" style:parent-style-name="Standard">
      <style:text-properties officeooo:rsid="003f0a79" officeooo:paragraph-rsid="003f0a79"/>
    </style:style>
    <style:style style:name="P29" style:family="paragraph" style:parent-style-name="Standard">
      <style:text-properties officeooo:rsid="00493537" officeooo:paragraph-rsid="00493537"/>
    </style:style>
    <style:style style:name="P30" style:family="paragraph" style:parent-style-name="Standard">
      <style:text-properties officeooo:rsid="00493537" officeooo:paragraph-rsid="004a93da"/>
    </style:style>
    <style:style style:name="P31" style:family="paragraph" style:parent-style-name="Standard">
      <style:text-properties officeooo:rsid="00493537" officeooo:paragraph-rsid="004b2e3c"/>
    </style:style>
    <style:style style:name="P32" style:family="paragraph" style:parent-style-name="Standard">
      <style:text-properties officeooo:rsid="004b2e3c" officeooo:paragraph-rsid="004b2e3c"/>
    </style:style>
    <style:style style:name="P33" style:family="paragraph" style:parent-style-name="Standard">
      <style:text-properties officeooo:rsid="004ec2bf" officeooo:paragraph-rsid="004ec2bf"/>
    </style:style>
    <style:style style:name="P34" style:family="paragraph" style:parent-style-name="Standard">
      <style:text-properties officeooo:rsid="004f77b0" officeooo:paragraph-rsid="004f77b0"/>
    </style:style>
    <style:style style:name="P35" style:family="paragraph" style:parent-style-name="Standard">
      <style:text-properties officeooo:rsid="00543414" officeooo:paragraph-rsid="004f77b0"/>
    </style:style>
    <style:style style:name="P36" style:family="paragraph" style:parent-style-name="Standard">
      <style:text-properties officeooo:rsid="00571cd2" officeooo:paragraph-rsid="00571cd2"/>
    </style:style>
    <style:style style:name="P37" style:family="paragraph" style:parent-style-name="Standard">
      <style:text-properties officeooo:rsid="0058a81c" officeooo:paragraph-rsid="00558cd1"/>
    </style:style>
    <style:style style:name="P38" style:family="paragraph" style:parent-style-name="Standard">
      <style:text-properties officeooo:rsid="0058a81c" officeooo:paragraph-rsid="0058a81c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T11" style:family="text">
      <style:text-properties officeooo:rsid="002efdbd"/>
    </style:style>
    <style:style style:name="T12" style:family="text">
      <style:text-properties officeooo:rsid="0031f510"/>
    </style:style>
    <style:style style:name="T13" style:family="text">
      <style:text-properties officeooo:rsid="00353e4a"/>
    </style:style>
    <style:style style:name="T14" style:family="text">
      <style:text-properties officeooo:rsid="00373823"/>
    </style:style>
    <style:style style:name="T15" style:family="text">
      <style:text-properties officeooo:rsid="0044e8ee"/>
    </style:style>
    <style:style style:name="T16" style:family="text">
      <style:text-properties officeooo:rsid="0046ccef"/>
    </style:style>
    <style:style style:name="T17" style:family="text">
      <style:text-properties officeooo:rsid="00490c49"/>
    </style:style>
    <style:style style:name="T18" style:family="text">
      <style:text-properties officeooo:rsid="004a93da"/>
    </style:style>
    <style:style style:name="T19" style:family="text">
      <style:text-properties officeooo:rsid="004b2e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2">1 : </text:span><text:span text:style-name="T1">Chaque salle, à chaque moment, ne peut pas contenir plus d’élèves que sa capacité.</text:span></text:p>
      <text:p text:style-name="P2"/>
      <text:p text:style-name="P27">C2 : Chaque professeur à un moment donné, ne peut être qu’à un seul examen.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/>
      <text:p text:style-name="P1"><text:span text:style-name="T4">C4 : </text:span><text:span text:style-name="T1">Dans chaque salle à un moment donné, se déroule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3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C<text:span text:style-name="T7">2 : </text:span><text:span text:style-name="T7"><draw:frame draw:style-name="fr1" draw:name="Object9" text:anchor-type="as-char" svg:y="-0.386cm" svg:width="5.808cm" svg:height="0.54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7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2"/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X\T</text:p>
          </table:table-cell>
          <table:table-cell table:style-name="Table1.A1" office:value-type="string">
            <text:p text:style-name="P25">1</text:p>
          </table:table-cell>
          <table:table-cell table:style-name="Table1.C1" office:value-type="string">
            <text:p text:style-name="P25">2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6">1</text:p>
          </table:table-cell>
          <table:table-cell table:style-name="Table1.C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6">0</text:p>
          </table:table-cell>
          <table:table-cell table:style-name="Table1.C2" office:value-type="string">
            <text:p text:style-name="P26">1</text:p>
          </table:table-cell>
        </table:table-row>
      </table:table>
      <text:p text:style-name="P13"/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X\T</text:p>
          </table:table-cell>
          <table:table-cell table:style-name="Table2.A1" office:value-type="string">
            <text:p text:style-name="P25">1</text:p>
          </table:table-cell>
          <table:table-cell table:style-name="Table2.C1" office:value-type="string">
            <text:p text:style-name="P25">2</text:p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6">0</text:p>
          </table:table-cell>
          <table:table-cell table:style-name="Table2.C2" office:value-type="string">
            <text:p text:style-name="P26">1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26">0</text:p>
          </table:table-cell>
        </table:table-row>
      </table:table>
      <text:p text:style-name="P8"/>
      <text:p text:style-name="P20">Not ( not p11 ^ not p12) = p11 v p12</text:p>
      <text:p text:style-name="P20">not ( not p111 ^ not p112 ^ not p121 ^ not p122 ) = p111 v p112 v p121 v p122</text:p>
      <text:p text:style-name="P8"/>
      <text:p text:style-name="P14">toutes les solutions -&gt;</text:p>
      <text:p text:style-name="P9">(<text:span text:style-name="T12">p</text:span>11 <text:span text:style-name="T11">and p22 and not p12 and not p21</text:span>) or</text:p>
      <text:p text:style-name="P9">(<text:span text:style-name="T12">p12 and p21 and not p11 and not p22</text:span>)</text:p>
      <text:p text:style-name="P9"/>
      <text:p text:style-name="P10">(<text:span text:style-name="T12">p</text:span>11 <text:span text:style-name="T11">and p22 and not p12 and not p21</text:span>) <text:span text:style-name="T11">est vrai parce que</text:span></text:p>
      <text:p text:style-name="P10"/>
      <text:p text:style-name="P14">contrainte <text:span text:style-name="T12">p</text:span>11 =&gt; not <text:span text:style-name="T12">p</text:span>12 ^ not <text:span text:style-name="T12">p</text:span>21</text:p>
      <text:p text:style-name="P18">not p11 v <text:span text:style-name="T14">(</text:span>not p12 ^ not p21<text:span text:style-name="T14">)</text:span></text:p>
      <text:p text:style-name="P18">(not p11 v not p12) ^ (not p11 v not p21)</text:p>
      <text:p text:style-name="P14"/>
      <text:p text:style-name="P16">donc <text:s/><draw:frame draw:style-name="fr1" draw:name="Object20" text:anchor-type="as-char" svg:y="-0.437cm" svg:width="6.668cm" svg:height="0.859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/>
      <text:p text:style-name="P16"><draw:frame draw:style-name="fr1" draw:name="Object21" text:anchor-type="as-char" svg:y="-0.718cm" svg:width="8.193cm" svg:height="1.139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1"/>
      <text:p text:style-name="P19">=&gt; étendons à 3 variables avec la prise en compte de la salle</text:p>
      <text:p text:style-name="P15">contrainte <text:span text:style-name="T12">p</text:span>11<text:span text:style-name="T13">1</text:span> =&gt; not <text:span text:style-name="T12">p</text:span>12<text:span text:style-name="T13">1</text:span> ^ not <text:span text:style-name="T12">p</text:span>21<text:span text:style-name="T13">1</text:span> ^ <text:span text:style-name="T13">not p112</text:span></text:p>
      <text:p text:style-name="P15"><text:soft-page-break/><text:span text:style-name="T13">not p</text:span>11<text:span text:style-name="T13">1</text:span> <text:span text:style-name="T13">v (</text:span> not <text:span text:style-name="T12">p</text:span>12<text:span text:style-name="T13">1</text:span> ^ not <text:span text:style-name="T12">p</text:span>21<text:span text:style-name="T13">1</text:span> ^ <text:span text:style-name="T13">not p112 )</text:span></text:p>
      <text:p text:style-name="P15"><text:span text:style-name="T13">(not p</text:span>11<text:span text:style-name="T13">1</text:span> <text:span text:style-name="T13">v </text:span><text:s/>not <text:span text:style-name="T12">p</text:span>12<text:span text:style-name="T13">1)</text:span> ^ <text:span text:style-name="T13">(not p</text:span>11<text:span text:style-name="T13">1</text:span> <text:span text:style-name="T13">v </text:span>not <text:span text:style-name="T12">p</text:span>21<text:span text:style-name="T13">1)</text:span> ^ <text:span text:style-name="T13">(not p</text:span>11<text:span text:style-name="T13">1</text:span> <text:span text:style-name="T13">v not p112 )</text:span></text:p>
      <text:p text:style-name="P11"/>
      <text:p text:style-name="P17">donc <text:s/><draw:frame draw:style-name="fr1" draw:name="Object19" text:anchor-type="as-char" svg:y="-0.437cm" svg:width="11.458cm" svg:height="0.85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7"><draw:frame draw:style-name="fr1" draw:name="Object22" text:anchor-type="as-char" svg:y="-0.718cm" svg:width="13.6cm" svg:height="1.13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7"/>
      <text:p text:style-name="P17">^ <draw:frame draw:style-name="fr1" draw:name="Object23" text:anchor-type="as-char" svg:y="-0.718cm" svg:width="3.194cm" svg:height="1.14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7"/>
      <text:p text:style-name="P21">pour la contrainte 1 on commence par regarder le nombre d'étudiant allant a chaque examen</text:p>
      <text:p text:style-name="P21"><text:span text:style-name="T17">représenté par le vecteur </text:span>d'entier v</text:p>
      <text:p text:style-name="P21"/>
      <text:p text:style-name="P21"/>
      <text:p text:style-name="P21"><draw:frame draw:style-name="fr1" draw:name="Object24" text:anchor-type="as-char" svg:y="-0.386cm" svg:width="5.648cm" svg:height="0.5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1"><draw:frame draw:style-name="fr1" draw:name="Object25" text:anchor-type="as-char" svg:y="-0.718cm" svg:width="4.688cm" svg:height="1.13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2"/>
      <text:p text:style-name="P23"/>
      <text:p text:style-name="P23">si l'examen x a lieu au moment t et en s alors l'examen <text:span text:style-name="T15">y</text:span> n'a pas lieu en t dans n'importe quelle salle</text:p>
      <text:p text:style-name="P23"/>
      <text:p text:style-name="P24"><draw:frame draw:style-name="fr1" draw:name="Object27" text:anchor-type="as-char" svg:y="-0.377cm" svg:width="1.039cm" svg:height="0.531cm" draw:z-index="26"><draw:object xlink:href="./Object 27" xlink:type="simple" xlink:show="embed" xlink:actuate="onLoad"/><draw:image xlink:href="./ObjectReplacements/Object 27" xlink:type="simple" xlink:show="embed" xlink:actuate="onLoad"/></draw:frame>=&gt; <draw:frame draw:style-name="fr1" draw:name="Object28" text:anchor-type="as-char" svg:y="-0.718cm" svg:width="1.954cm" svg:height="1.139cm" draw:z-index="27"><draw:object xlink:href="./Object 28" xlink:type="simple" xlink:show="embed" xlink:actuate="onLoad"/><draw:image xlink:href="./ObjectReplacements/Object 28" xlink:type="simple" xlink:show="embed" xlink:actuate="onLoad"/></draw:frame> <text:span text:style-name="T16">= </text:span><text:span text:style-name="T16"><draw:frame draw:style-name="fr1" draw:name="Object29" text:anchor-type="as-char" svg:y="-0.718cm" svg:width="3.729cm" svg:height="1.139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6">= </text:span><text:span text:style-name="T16"><draw:frame draw:style-name="fr1" draw:name="Object30" text:anchor-type="as-char" svg:y="-0.718cm" svg:width="3.515cm" svg:height="1.139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4"/>
      <text:p text:style-name="P23"/>
      <text:p text:style-name="P28"><draw:frame draw:style-name="fr1" draw:name="Object26" text:anchor-type="as-char" svg:y="-0.741cm" svg:width="6.632cm" svg:height="1.162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8"/>
      <text:p text:style-name="P32">p ^ q =&gt; r ^ s = not (p ^ q) <text:s/>v (r ^ s) = not p v not q <text:s/>v (r ^ s) </text:p>
      <text:p text:style-name="P32">= not p v ( ( not q v r ) ^ (not q v s ) ) = (not p v not q v r) ^ (not p v not q v s)</text:p>
      <text:p text:style-name="P28"/>
      <text:p text:style-name="P29">un examen dure 2 moment</text:p>
      <text:p text:style-name="P30"><text:s/>px,t,s ^ px,t+1,s =&gt; not p<text:span text:style-name="T18">x,t'&lt;&gt;t,s</text:span></text:p>
      <text:p text:style-name="P31"><text:span text:style-name="T19">not (</text:span>px,t,s ^ px,t+1,s<text:span text:style-name="T19">) v</text:span> <text:span text:style-name="T19">(</text:span>not p<text:span text:style-name="T18">x,t'&lt;&gt;t,s)</text:span></text:p>
      <text:p text:style-name="P31"><text:span text:style-name="T19">(not </text:span>px,t,s <text:span text:style-name="T19">v not</text:span> px,t+1,s<text:span text:style-name="T19">) v</text:span> <text:span text:style-name="T19">(</text:span>not p<text:span text:style-name="T18">x,t'&lt;&gt;t,s)</text:span></text:p>
      <text:p text:style-name="P30"/>
      <text:p text:style-name="P30"><draw:frame draw:style-name="fr2" draw:name="Object32" text:anchor-type="as-char" svg:y="-0.741cm" svg:width="2.055cm" svg:height="1.162cm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18">=&gt; </text:span><text:span text:style-name="T18"><draw:frame draw:style-name="fr2" draw:name="Object33" text:anchor-type="as-char" svg:y="-0.718cm" svg:width="2.889cm" svg:height="1.139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8">=</text:span><draw:frame draw:style-name="fr2" draw:name="Object34" text:anchor-type="as-char" svg:y="-0.736cm" svg:width="5.378cm" svg:height="1.162cm" draw:z-index="33"><draw:object xlink:href="./Object 34" xlink:type="simple" xlink:show="embed" xlink:actuate="onLoad"/><draw:image xlink:href="./ObjectReplacements/Object 34" xlink:type="simple" xlink:show="embed" xlink:actuate="onLoad"/></draw:frame><text:span text:style-name="T19">= </text:span><text:span text:style-name="T19"><draw:frame draw:style-name="fr2" draw:name="Object36" text:anchor-type="as-char" svg:y="-0.736cm" svg:width="5.371cm" svg:height="1.162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30"/>
      <text:p text:style-name="P30"><text:span text:style-name="T18"><draw:frame draw:style-name="fr2" draw:name="Object31" text:anchor-type="as-char" svg:y="-0.736cm" svg:width="7.601cm" svg:height="1.178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8"> </text:span></text:p>
      <text:p text:style-name="P33"/>
      <text:p text:style-name="P34"/>
      <text:p text:style-name="P34"/>
      <text:p text:style-name="P34"/>
      <text:p text:style-name="P35"/>
      <text:p text:style-name="P37"><text:soft-page-break/>on va dire que pour un examen qui dure 2 période </text:p>
      <text:p text:style-name="P37"><text:s/>px,t,s =&gt; px,t+1,s = not px,t,s v px,t+1,s</text:p>
      <text:p text:style-name="P38">pout un examen plus long on a</text:p>
      <text:p text:style-name="P38"><draw:frame draw:style-name="fr2" draw:name="Object35" text:anchor-type="as-char" svg:y="-0.741cm" svg:width="3.794cm" svg:height="1.162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38"><draw:frame draw:style-name="fr2" draw:name="Object37" text:anchor-type="as-char" svg:y="-0.741cm" svg:width="5.667cm" svg:height="1.162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8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11T21:59:04.832963000</dc:date>
    <meta:editing-duration>P2DT9H36M</meta:editing-duration>
    <meta:editing-cycles>10</meta:editing-cycles>
    <meta:generator>LibreOffice/4.2.6.3$MacOSX_x86 LibreOffice_project/3fd416d4c6db7d3204c17ce57a1d70f6e531ee21</meta:generator>
    <meta:document-statistic meta:table-count="2" meta:image-count="0" meta:object-count="37" meta:page-count="3" meta:paragraph-count="68" meta:word-count="426" meta:character-count="1765" meta:non-whitespace-character-count="1380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1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s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,s } or neg p_{ k,t,s }) and prod from{ k&lt;&gt;t }( neg p_{ x,t,s } or neg p_{ x,k,s}) and prod from{ k&lt;&gt;s }( neg p_{ x,t,s } or neg p_{ x,t,k}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20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 } or neg p_{ k,t }) and prod from{ k&lt;&gt;t }( neg p_{ x,t } or neg p_{ x,k })</annotation>
  </semantics>
</math>
</file>

<file path=Object 21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x</mi>
          <mi>X</mi>
        </munderover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≠</mo>
                    <mi>x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k</mi>
                            <mi>,</mi>
                            <mi>t</mi>
                          </mrow>
                        </msub>
                      </mrow>
                    </mrow>
                  </mrow>
                  <mo fence="true" stretchy="false">)</mo>
                </mrow>
              </mrow>
              <mo stretchy="false">∧</mo>
              <mrow>
                <munder>
                  <mo stretchy="false">∏</mo>
                  <mrow>
                    <mi>k</mi>
                    <mo stretchy="false">≠</mo>
                    <mi>t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k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prod from{t} to{T} prod from{x} to{X}[ prod from{k&lt;&gt;x} (neg p_{ x,t } or neg p_{ k,t }) and prod from{ k&lt;&gt;t }( neg p_{ x,t } or neg p_{ x,k })]</annotation>
  </semantics>
</math>
</file>

<file path=Object 22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≠</mo>
                      <mi>x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k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t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k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s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k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prod from{x} to {X} prod from{t} to {T} prod from{s} to {S} [prod from{k&lt;&gt;x} (neg p_{ x,t,s } or neg p_{ k,t,s }) and prod from{ k&lt;&gt;t }( neg p_{ x,t,s } or neg p_{ x,k,s}) and prod from{ k&lt;&gt;s }( neg p_{ x,t,s } or neg p_{ x,t,k})]</annotation>
  </semantics>
</math>
</file>

<file path=Object 23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o fence="true" stretchy="false">[</mo>
        <mrow>
          <mrow>
            <munderover>
              <mo stretchy="false">∐</mo>
              <mi>t</mi>
              <mi>T</mi>
            </munderover>
            <mrow>
              <munderover>
                <mo stretchy="false">∐</mo>
                <mi>s</mi>
                <mi>S</mi>
              </munderover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</mrow>
        </mrow>
        <mo fence="true" stretchy="false">]</mo>
      </mrow>
    </mrow>
    <annotation encoding="StarMath 5.0">prod from { x } to { X } [ coprod from { t } to { T } coprod from { s } to { S } {p_{x,t,s}} ]</annotation>
  </semantics>
</math>
</file>

<file path=Object 24/content.xml><?xml version="1.0" encoding="utf-8"?>
<math xmlns="http://www.w3.org/1998/Math/MathML" display="block">
  <semantics>
    <mrow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 mathvariant="italic">si</mi>
      <mrow>
        <msub>
          <mi>v</mi>
          <mi>x</mi>
        </msub>
        <mo stretchy="false">&gt;</mo>
        <msub>
          <mi>c</mi>
          <mi>s</mi>
        </msub>
      </mrow>
      <mi mathvariant="italic">alors</mi>
      <mrow>
        <mo stretchy="false">¬</mo>
        <msub>
          <mi>p</mi>
          <mrow>
            <mi>x</mi>
            <mi>,</mi>
            <mi>t</mi>
            <mi>,</mi>
            <mi>s</mi>
          </mrow>
        </msub>
      </mrow>
    </mrow>
    <annotation encoding="StarMath 5.0">forall t in ( 1..T ) si v_x &gt; c_s alors neg p_{ x,t,s }</annotation>
  </semantics>
</math>
</file>

<file path=Object 25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row>
              <mo stretchy="false">¬</mo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  <mo stretchy="false">∣</mo>
            <mrow>
              <mrow>
                <msub>
                  <mi>v</mi>
                  <mi>x</mi>
                </msub>
                <mo stretchy="false">&gt;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</mrow>
    </mrow>
    <annotation encoding="StarMath 5.0">prod from { x } to { X }  prod from { t } to { T } prod from { s } to { S } { neg p_{x,t,s} divides {v_x &gt; c(s)} } </annotation>
  </semantics>
</math>
</file>

<file path=Object 26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s</mi>
          <mi>S</mi>
        </munderover>
        <mrow>
          <munderover>
            <mo stretchy="false">∏</mo>
            <mi>e</mi>
            <mi>E</mi>
          </munderover>
          <mrow>
            <munderover>
              <mo stretchy="false">∏</mo>
              <mi>x</mi>
              <mrow>
                <mi>a</mi>
                <mrow>
                  <mo fence="true" stretchy="false">(</mo>
                  <mrow>
                    <mi>e</mi>
                  </mrow>
                  <mo fence="true" stretchy="false">)</mo>
                </mrow>
              </mrow>
            </munderover>
            <mrow>
              <munderover>
                <mo stretchy="false">∏</mo>
                <mrow>
                  <mi>y</mi>
                  <mo stretchy="false">≠</mo>
                  <mi>x</mi>
                </mrow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underover>
              <mrow>
                <munderover>
                  <mo stretchy="false">∏</mo>
                  <mrow>
                    <mi>s</mi>
                    <mi>'</mi>
                  </mrow>
                  <mi>S</mi>
                </munderover>
                <mrow>
                  <mrow>
                    <mo stretchy="false">¬</mo>
                    <msub>
                      <mi>p</mi>
                      <mrow>
                        <mi>x</mi>
                        <mi>,</mi>
                        <mi>t</mi>
                        <mi>,</mi>
                        <mi>s</mi>
                      </mrow>
                    </msub>
                  </mrow>
                  <mo stretchy="false">∨</mo>
                  <mrow>
                    <mo stretchy="false">¬</mo>
                    <msub>
                      <mi>p</mi>
                      <mrow>
                        <mi>y</mi>
                        <mi>,</mi>
                        <mi>t</mi>
                        <mi>,</mi>
                        <mi>s</mi>
                        <mi>'</mi>
                      </mrow>
                    </msub>
                  </mrow>
                </mrow>
              </mrow>
            </mrow>
          </mrow>
        </mrow>
      </mrow>
    </mrow>
    <annotation encoding="StarMath 5.0">prod from { t } to { T } prod from { s } to { S } prod from { e } to { E } prod from { x } to { a(e) }  prod from { y&lt;&gt;x } to { a(e) }  prod from {s'} to {S} { neg p_{ x,t,s } or neg p_{ y,t,s' } } </annotation>
  </semantics>
</math>
</file>

<file path=Object 27/content.xml><?xml version="1.0" encoding="utf-8"?>
<math xmlns="http://www.w3.org/1998/Math/MathML" display="block">
  <semantics>
    <msub>
      <mi>p</mi>
      <mrow>
        <mi>x</mi>
        <mi>,</mi>
        <mi>t</mi>
        <mi>,</mi>
        <mi>s</mi>
      </mrow>
    </msub>
    <annotation encoding="StarMath 5.0">p_{ x,t,s } </annotation>
  </semantics>
</math>
</file>

<file path=Object 28/content.xml><?xml version="1.0" encoding="utf-8"?>
<math xmlns="http://www.w3.org/1998/Math/MathML" display="block">
  <semantics>
    <mrow>
      <munderover>
        <mo stretchy="false">∏</mo>
        <mi>s</mi>
        <mi>S</mi>
      </munderover>
      <mrow>
        <mo stretchy="false">¬</mo>
        <msub>
          <mi>p</mi>
          <mrow>
            <mi>y</mi>
            <mi>,</mi>
            <mi>t</mi>
            <mi>,</mi>
            <mi>s</mi>
          </mrow>
        </msub>
      </mrow>
    </mrow>
    <annotation encoding="StarMath 5.0">prod from {s} to {S} {neg p_{ y,t,s } }</annotation>
  </semantics>
</math>
</file>

<file path=Object 29/content.xml><?xml version="1.0" encoding="utf-8"?>
<math xmlns="http://www.w3.org/1998/Math/MathML" display="block">
  <semantics>
    <mrow>
      <mrow>
        <mo stretchy="false">¬</mo>
        <msub>
          <mi>p</mi>
          <mrow>
            <mi>x</mi>
            <mi>,</mi>
            <mi>t</mi>
            <mi>,</mi>
            <mi>s</mi>
          </mrow>
        </msub>
      </mrow>
      <mo stretchy="false">∨</mo>
      <mrow>
        <mo fence="true" stretchy="false">(</mo>
        <mrow>
          <mrow>
            <munderover>
              <mo stretchy="false">∏</mo>
              <mi>s</mi>
              <mi>S</mi>
            </munderover>
            <mrow>
              <mo stretchy="false">¬</mo>
              <msub>
                <mi>p</mi>
                <mrow>
                  <mi>y</mi>
                  <mi>,</mi>
                  <mi>t</mi>
                  <mi>,</mi>
                  <mi>s</mi>
                </mrow>
              </msub>
            </mrow>
          </mrow>
        </mrow>
        <mo fence="true" stretchy="false">)</mo>
      </mrow>
    </mrow>
    <annotation encoding="StarMath 5.0">neg p_{ x,t,s } or ( prod from {s} to {S} {neg p_{ y,t,s } } )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30/content.xml><?xml version="1.0" encoding="utf-8"?>
<math xmlns="http://www.w3.org/1998/Math/MathML" display="block">
  <semantics>
    <mrow>
      <munderover>
        <mo stretchy="false">∏</mo>
        <mrow>
          <mi>s</mi>
          <mi>'</mi>
        </mrow>
        <mi>S</mi>
      </munderover>
      <mrow>
        <mrow>
          <mo stretchy="false">¬</mo>
          <msub>
            <mi>p</mi>
            <mrow>
              <mi>x</mi>
              <mi>,</mi>
              <mi>t</mi>
              <mi>,</mi>
              <mi>s</mi>
            </mrow>
          </msub>
        </mrow>
        <mo stretchy="false">∨</mo>
        <mrow>
          <mo stretchy="false">¬</mo>
          <msub>
            <mi>p</mi>
            <mrow>
              <mi>y</mi>
              <mi>,</mi>
              <mi>t</mi>
              <mi>,</mi>
              <mi>s</mi>
              <mi>'</mi>
            </mrow>
          </msub>
        </mrow>
      </mrow>
    </mrow>
    <annotation encoding="StarMath 5.0">prod from {s'} to {S} { neg p_{ x,t,s } or neg p_{ y,t,s' } } </annotation>
  </semantics>
</math>
</file>

<file path=Object 31/content.xml><?xml version="1.0" encoding="utf-8"?>
<math xmlns="http://www.w3.org/1998/Math/MathML" display="block">
  <semantics>
    <mrow>
      <mrow>
        <munderover>
          <mo stretchy="false">∏</mo>
          <mi>x</mi>
          <mi>X</mi>
        </munderover>
        <mrow>
          <munderover>
            <mo stretchy="false">∏</mo>
            <mi>s</mi>
            <mi>S</mi>
          </munderover>
          <mrow>
            <munderover>
              <mo stretchy="false">∏</mo>
              <mi>t</mi>
              <mi>T</mi>
            </munderover>
            <mrow>
              <munderover>
                <mo stretchy="false">∏</mo>
                <mrow>
                  <mi>t</mi>
                  <mrow>
                    <mi>'</mi>
                    <mo stretchy="false">&gt;</mo>
                    <mrow>
                      <mrow>
                        <mi>t</mi>
                        <mo stretchy="false">∨</mo>
                        <mi>t</mi>
                      </mrow>
                      <mo stretchy="false">+</mo>
                      <mi>d</mi>
                    </mrow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&lt;</mo>
                    <mi>t</mi>
                  </mrow>
                  <mi>'</mi>
                </mrow>
                <mi>T</mi>
              </munderover>
              <mrow>
                <mo stretchy="false">¬</mo>
                <msub>
                  <mi>p</mi>
                  <mrow>
                    <mi>x</mi>
                    <mi>,</mi>
                    <mi>t</mi>
                    <mi>'</mi>
                    <mi>,</mi>
                    <mi>s</mi>
                  </mrow>
                </msub>
              </mrow>
            </mrow>
          </mrow>
        </mrow>
      </mrow>
      <mo stretchy="false">∨</mo>
      <mrow>
        <munderover>
          <mo stretchy="false">∐</mo>
          <mi mathvariant="italic">dt</mi>
          <mrow>
            <mi>d</mi>
            <mrow>
              <mo fence="true" stretchy="false">(</mo>
              <mrow>
                <mi>x</mi>
              </mrow>
              <mo fence="true" stretchy="false">)</mo>
            </mrow>
          </mrow>
        </munderover>
        <mrow>
          <mo stretchy="false">¬</mo>
          <msub>
            <mi>p</mi>
            <mrow>
              <mi>x</mi>
              <mi>,</mi>
              <mrow>
                <mi>t</mi>
                <mo stretchy="false">+</mo>
                <mi mathvariant="italic">dt</mi>
              </mrow>
              <mi>,</mi>
              <mi>s</mi>
            </mrow>
          </msub>
        </mrow>
      </mrow>
    </mrow>
    <annotation encoding="StarMath 5.0">prod from {x} to {X} prod from {s} to {S} prod from {t} to {T} prod from {t'&gt;t or t+d(x)&lt;t'} to {T} neg{ p_{x,t',s} } or coprod from {dt} to {d(x)} neg p_{ x,t+dt,s }</annotation>
  </semantics>
</math>
</file>

<file path=Object 32/content.xml><?xml version="1.0" encoding="utf-8"?>
<math xmlns="http://www.w3.org/1998/Math/MathML" display="block">
  <semantics>
    <mrow>
      <munderover>
        <mo stretchy="false">∏</mo>
        <mi mathvariant="italic">dt</mi>
        <mrow>
          <mi>d</mi>
          <mrow>
            <mo fence="true" stretchy="false">(</mo>
            <mrow>
              <mi>x</mi>
            </mrow>
            <mo fence="true" stretchy="false">)</mo>
          </mrow>
        </mrow>
      </munderover>
      <msub>
        <mi>p</mi>
        <mrow>
          <mi>x</mi>
          <mi>,</mi>
          <mrow>
            <mi>t</mi>
            <mo stretchy="false">+</mo>
            <mi mathvariant="italic">dt</mi>
          </mrow>
          <mi>,</mi>
          <mi>s</mi>
        </mrow>
      </msub>
    </mrow>
    <annotation encoding="StarMath 5.0"> prod from {dt} to {d(x)} p_{ x,t+dt,s }</annotation>
  </semantics>
</math>
</file>

<file path=Object 33/content.xml><?xml version="1.0" encoding="utf-8"?>
<math xmlns="http://www.w3.org/1998/Math/MathML" display="block">
  <semantics>
    <mrow>
      <munderover>
        <mo stretchy="false">∏</mo>
        <mrow>
          <mi>t</mi>
          <mrow>
            <mi>'</mi>
            <mo stretchy="false">&gt;</mo>
            <mrow>
              <mrow>
                <mi>t</mi>
                <mo stretchy="false">∨</mo>
                <mi>t</mi>
              </mrow>
              <mo stretchy="false">+</mo>
              <mi mathvariant="italic">dt</mi>
            </mrow>
            <mo stretchy="false">&lt;</mo>
            <mi>t</mi>
          </mrow>
        </mrow>
        <mi>T</mi>
      </munderover>
      <mrow>
        <mo stretchy="false">¬</mo>
        <msub>
          <mi>p</mi>
          <mrow>
            <mi>x</mi>
            <mi>,</mi>
            <mi>t</mi>
            <mi>'</mi>
            <mi>,</mi>
            <mi>s</mi>
          </mrow>
        </msub>
      </mrow>
    </mrow>
    <annotation encoding="StarMath 5.0">prod from {t'&gt;t or t+dt&lt;t} to {T} neg{ p_{x,t',s} }</annotation>
  </semantics>
</math>
</file>

<file path=Object 34/content.xml><?xml version="1.0" encoding="utf-8"?>
<math xmlns="http://www.w3.org/1998/Math/MathML" display="block">
  <semantics>
    <mrow>
      <mrow>
        <munderover>
          <mo stretchy="false">∐</mo>
          <mi mathvariant="italic">dt</mi>
          <mrow>
            <mi>d</mi>
            <mrow>
              <mo fence="true" stretchy="false">(</mo>
              <mrow>
                <mi>x</mi>
              </mrow>
              <mo fence="true" stretchy="false">)</mo>
            </mrow>
          </mrow>
        </munderover>
        <mrow>
          <mo stretchy="false">¬</mo>
          <msub>
            <mi>p</mi>
            <mrow>
              <mi>x</mi>
              <mi>,</mi>
              <mrow>
                <mi>t</mi>
                <mo stretchy="false">+</mo>
                <mi mathvariant="italic">dt</mi>
              </mrow>
              <mi>,</mi>
              <mi>s</mi>
            </mrow>
          </msub>
        </mrow>
      </mrow>
      <mo stretchy="false">∨</mo>
      <mrow>
        <munderover>
          <mo stretchy="false">∏</mo>
          <mrow>
            <mi>t</mi>
            <mrow>
              <mi>'</mi>
              <mo stretchy="false">&gt;</mo>
              <mrow>
                <mrow>
                  <mi>t</mi>
                  <mo stretchy="false">∨</mo>
                  <mi>t</mi>
                </mrow>
                <mo stretchy="false">+</mo>
                <mi mathvariant="italic">dt</mi>
              </mrow>
              <mo stretchy="false">&lt;</mo>
              <mi>t</mi>
            </mrow>
          </mrow>
          <mi>T</mi>
        </munderover>
        <mrow>
          <mo stretchy="false">¬</mo>
          <msub>
            <mi>p</mi>
            <mrow>
              <mi>x</mi>
              <mi>,</mi>
              <mi>t</mi>
              <mi>'</mi>
              <mi>,</mi>
              <mi>s</mi>
            </mrow>
          </msub>
        </mrow>
      </mrow>
    </mrow>
    <annotation encoding="StarMath 5.0"> coprod from {dt} to {d(x)} neg p_{ x,t+dt,s } or prod from {t'&gt;t or t+dt&lt;t} to {T} neg{ p_{x,t',s} }</annotation>
  </semantics>
</math>
</file>

<file path=Object 35/content.xml><?xml version="1.0" encoding="utf-8"?>
<math xmlns="http://www.w3.org/1998/Math/MathML" display="block">
  <semantics>
    <mrow>
      <mrow>
        <munderover>
          <mo stretchy="false">∏</mo>
          <mrow>
            <mi mathvariant="italic">dt</mi>
            <mo stretchy="false">=</mo>
            <mn>1</mn>
          </mrow>
          <mrow>
            <mi>d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1</mn>
            </mrow>
          </mrow>
        </munderover>
        <mrow>
          <mo stretchy="false">¬</mo>
          <msub>
            <mi>p</mi>
            <mrow>
              <mi>x</mi>
              <mi>,</mi>
              <mi>t</mi>
              <mi>,</mi>
              <mi>s</mi>
            </mrow>
          </msub>
        </mrow>
      </mrow>
      <mo stretchy="false">∨</mo>
      <msub>
        <mi>p</mi>
        <mrow>
          <mi>x</mi>
          <mi>,</mi>
          <mrow>
            <mi>t</mi>
            <mo stretchy="false">+</mo>
            <mi mathvariant="italic">dt</mi>
          </mrow>
          <mi>,</mi>
          <mi>s</mi>
        </mrow>
      </msub>
    </mrow>
    <annotation encoding="StarMath 5.0">prod from {dt=1} to {d(x)-1} neg p_{x,t,s} or p_{x,t+dt,s}</annotation>
  </semantics>
</math>
</file>

<file path=Object 36/content.xml><?xml version="1.0" encoding="utf-8"?>
<math xmlns="http://www.w3.org/1998/Math/MathML" display="block">
  <semantics>
    <mrow>
      <mrow>
        <munderover>
          <mo stretchy="false">∏</mo>
          <mrow>
            <mi>t</mi>
            <mrow>
              <mi>'</mi>
              <mo stretchy="false">&gt;</mo>
              <mrow>
                <mrow>
                  <mi>t</mi>
                  <mo stretchy="false">∨</mo>
                  <mi>t</mi>
                </mrow>
                <mo stretchy="false">+</mo>
                <mi mathvariant="italic">dt</mi>
              </mrow>
              <mo stretchy="false">&lt;</mo>
              <mi>t</mi>
            </mrow>
          </mrow>
          <mi>T</mi>
        </munderover>
        <mrow>
          <mo stretchy="false">¬</mo>
          <msub>
            <mi>p</mi>
            <mrow>
              <mi>x</mi>
              <mi>,</mi>
              <mi>t</mi>
              <mi>'</mi>
              <mi>,</mi>
              <mi>s</mi>
            </mrow>
          </msub>
        </mrow>
      </mrow>
      <mo stretchy="false">∨</mo>
      <mrow>
        <munderover>
          <mo stretchy="false">∐</mo>
          <mi mathvariant="italic">dt</mi>
          <mrow>
            <mi>d</mi>
            <mrow>
              <mo fence="true" stretchy="false">(</mo>
              <mrow>
                <mi>x</mi>
              </mrow>
              <mo fence="true" stretchy="false">)</mo>
            </mrow>
          </mrow>
        </munderover>
        <mrow>
          <mo stretchy="false">¬</mo>
          <msub>
            <mi>p</mi>
            <mrow>
              <mi>x</mi>
              <mi>,</mi>
              <mrow>
                <mi>t</mi>
                <mo stretchy="false">+</mo>
                <mi mathvariant="italic">dt</mi>
              </mrow>
              <mi>,</mi>
              <mi>s</mi>
            </mrow>
          </msub>
        </mrow>
      </mrow>
    </mrow>
    <annotation encoding="StarMath 5.0">prod from {t'&gt;t or t+dt&lt;t} to {T} neg{ p_{x,t',s} } or coprod from {dt} to {d(x)} neg p_{ x,t+dt,s }</annotation>
  </semantics>
</math>
</file>

<file path=Object 37/content.xml><?xml version="1.0" encoding="utf-8"?>
<math xmlns="http://www.w3.org/1998/Math/MathML" display="block">
  <semantics>
    <mrow>
      <mrow>
        <munderover>
          <mo stretchy="false">∏</mo>
          <mi>x</mi>
          <mi>X</mi>
        </munderover>
        <mrow>
          <munderover>
            <mo stretchy="false">∏</mo>
            <mi>t</mi>
            <mi>T</mi>
          </munderover>
          <mrow>
            <munderover>
              <mo stretchy="false">∏</mo>
              <mi>s</mi>
              <mi>S</mi>
            </munderover>
            <mrow>
              <munderover>
                <mo stretchy="false">∏</mo>
                <mrow>
                  <mi mathvariant="italic">dt</mi>
                  <mo stretchy="false">=</mo>
                  <mn>1</mn>
                </mrow>
                <mrow>
                  <mi>d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1</mn>
                  </mrow>
                </mrow>
              </munderover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</mrow>
          </mrow>
        </mrow>
      </mrow>
      <mo stretchy="false">∨</mo>
      <msub>
        <mi>p</mi>
        <mrow>
          <mi>x</mi>
          <mi>,</mi>
          <mrow>
            <mi>t</mi>
            <mo stretchy="false">+</mo>
            <mi mathvariant="italic">dt</mi>
          </mrow>
          <mi>,</mi>
          <mi>s</mi>
        </mrow>
      </msub>
    </mrow>
    <annotation encoding="StarMath 5.0">prod from x to X prod from t to T prod from s to S prod from {dt=1} to {d(x)-1} neg p_{x,t,s} or p_{x,t+dt,s}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